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Issues" style:family="table">
      <style:table-properties style:width="6.6931in" table:align="margins"/>
    </style:style>
    <style:style style:name="Issues.A" style:family="table-column">
      <style:table-column-properties style:column-width="3.3465in" style:rel-column-width="32767*"/>
    </style:style>
    <style:style style:name="Issues.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Issues.B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Issues.2" style:family="table-row">
      <style:table-row-properties style:min-row-height="8.2354in"/>
    </style:style>
    <style:style style:name="Issues.A2" style:family="table-cell">
      <style:table-cell-properties fo:background-color="transparent" fo:padding="0in" fo:border-left="0.75pt solid #009353" fo:border-right="none" fo:border-top="none" fo:border-bottom="none" style:writing-mode="page">
        <style:background-image/>
      </style:table-cell-properties>
    </style:style>
    <style:style style:name="Issues.B2" style:family="table-cell">
      <style:table-cell-properties fo:background-color="transparent" fo:padding="0in" fo:border-left="none" fo:border-right="0.75pt solid #009353" fo:border-top="none" fo:border-bottom="none" style:writing-mode="page">
        <style:background-image/>
      </style:table-cell-properties>
    </style:style>
    <style:style style:name="Issues.3" style:family="table-row">
      <style:table-row-properties style:min-row-height="0.6229in"/>
    </style:style>
    <style:style style:name="Issues.A3" style:family="table-cell">
      <style:table-cell-properties fo:background-color="#dddddd" fo:padding="0in" fo:border-left="0.75pt solid #009353" fo:border-right="none" fo:border-top="none" fo:border-bottom="none" style:writing-mode="page">
        <style:background-image/>
      </style:table-cell-properties>
    </style:style>
    <style:style style:name="Issues.B3" style:family="table-cell">
      <style:table-cell-properties fo:background-color="#dddddd" fo:padding="0in" fo:border-left="none" fo:border-right="0.75pt solid #009353" fo:border-top="none" fo:border-bottom="none" style:writing-mode="page">
        <style:background-image/>
      </style:table-cell-properties>
    </style:style>
    <style:style style:name="Issues.B4" style:family="table-cell">
      <style:table-cell-properties fo:background-color="transparent" fo:padding="0in" fo:border-left="none" fo:border-right="0.75pt solid #009353" fo:border-top="none" fo:border-bottom="none" style:writing-mode="page">
        <style:background-image/>
      </style:table-cell-properties>
    </style:style>
    <style:style style:name="Issues.B5" style:family="table-cell">
      <style:table-cell-properties fo:background-color="#dddddd" fo:padding="0in" fo:border-left="none" fo:border-right="0.75pt solid #009353" fo:border-top="none" fo:border-bottom="none" style:writing-mode="page">
        <style:background-image/>
      </style:table-cell-properties>
    </style:style>
    <style:style style:name="Issues.B6" style:family="table-cell">
      <style:table-cell-properties fo:background-color="transparent" fo:padding="0in" fo:border-left="none" fo:border-right="0.75pt solid #009353" fo:border-top="none" fo:border-bottom="none" style:writing-mode="page">
        <style:background-image/>
      </style:table-cell-properties>
    </style:style>
    <style:style style:name="Issues.B7" style:family="table-cell" style:data-style-name="N0">
      <style:table-cell-properties fo:background-color="#dddddd" fo:padding="0in" fo:border-left="none" fo:border-right="0.75pt solid #009353" fo:border-top="none" fo:border-bottom="none" style:writing-mode="page">
        <style:background-image/>
      </style:table-cell-properties>
    </style:style>
    <style:style style:name="Issues.A8"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Issues.B8" style:family="table-cell" style:data-style-name="N0">
      <style:table-cell-properties fo:background-color="#bee3d3" fo:padding="0in" fo:border-left="none" fo:border-right="0.75pt solid #009353" fo:border-top="none" fo:border-bottom="0.75pt solid #009353" style:writing-mode="page">
        <style:background-image/>
      </style:table-cell-properties>
    </style:style>
    <style:style style:name="P1" style:family="paragraph" style:parent-style-name="Standard">
      <style:text-properties fo:font-size="20pt" fo:font-weight="bold" officeooo:rsid="001465d0" officeooo:paragraph-rsid="001465d0" style:font-size-asian="20pt" style:font-weight-asian="bold" style:font-size-complex="20pt" style:font-weight-complex="bold"/>
    </style:style>
    <style:style style:name="P2" style:family="paragraph" style:parent-style-name="Standard">
      <style:paragraph-properties fo:text-align="start" style:justify-single-word="false"/>
      <style:text-properties fo:color="#f8f8f2" loext:opacity="100%" style:text-outline="false" style:text-line-through-style="none" style:text-line-through-type="none" style:font-name="Droid Sans Mono" fo:font-size="10.5pt" fo:font-style="normal" fo:text-shadow="none" style:text-underline-style="none" fo:font-weight="normal" fo:background-color="#001d3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f8f8f2" loext:opacity="100%" style:text-outline="false" style:text-line-through-style="none" style:text-line-through-type="none" style:font-name="Droid Sans Mono" fo:font-size="10.5pt" fo:font-style="normal" fo:text-shadow="none" style:text-underline-style="none" fo:font-weight="bold" fo:background-color="#001d39"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start" style:justify-single-word="false"/>
      <style:text-properties fo:color="#f8f8f2" loext:opacity="100%" style:text-outline="false" style:text-line-through-style="none" style:text-line-through-type="none" style:font-name="Droid Sans Mono" fo:font-size="10.5pt" fo:font-style="italic" fo:text-shadow="none" style:text-underline-style="none" fo:font-weight="normal" fo:background-color="#001d3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f8f8f2" loext:opacity="100%" style:text-outline="false" style:text-line-through-style="none" style:text-line-through-type="none" style:font-name="Droid Sans Mono" fo:font-size="10.5pt" fo:font-style="italic" fo:text-shadow="none" style:text-underline-style="none" fo:font-weight="normal" officeooo:rsid="001aacbf" officeooo:paragraph-rsid="001aacbf" fo:background-color="#001d3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f8f8f2" loext:opacity="100%" style:text-outline="false" style:text-line-through-style="none" style:text-line-through-type="none" style:font-name="Droid Sans Mono" fo:font-size="10.5pt" fo:font-style="italic" fo:text-shadow="none" style:text-underline-style="none" fo:font-weight="normal" officeooo:rsid="001f8269" officeooo:paragraph-rsid="001f8269" fo:background-color="#001d3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3b085" loext:opacity="100%" style:font-name="Droid Sans Mono" fo:font-size="10.5pt" fo:font-weight="normal" officeooo:paragraph-rsid="00149f53" fo:background-color="#001d39"/>
    </style:style>
    <style:style style:name="P8" style:family="paragraph" style:parent-style-name="Standard">
      <style:paragraph-properties fo:text-align="start" style:justify-single-word="false"/>
      <style:text-properties fo:color="#f3b085" loext:opacity="100%" style:text-outline="false" style:text-line-through-style="none" style:text-line-through-type="none" style:font-name="Droid Sans Mono" fo:font-size="10.5pt" fo:font-style="italic" fo:text-shadow="none" style:text-underline-style="none" fo:font-weight="normal" fo:background-color="#001d3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f3b085" loext:opacity="100%" style:text-outline="false" style:text-line-through-style="none" style:text-line-through-type="none" style:font-name="Droid Sans Mono" fo:font-size="10.5pt" fo:font-style="italic" fo:text-shadow="none" style:text-underline-style="none" fo:font-weight="normal" officeooo:rsid="001aacbf" officeooo:paragraph-rsid="001aacbf" fo:background-color="#001d3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6387af" loext:opacity="100%" style:text-outline="false" style:text-line-through-style="none" style:text-line-through-type="none" style:font-name="Droid Sans Mono" fo:font-size="10.5pt" fo:font-style="italic" fo:text-shadow="none" style:text-underline-style="none" fo:font-weight="normal" fo:background-color="#001d3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6387af" loext:opacity="100%" style:text-outline="false" style:text-line-through-style="none" style:text-line-through-type="none" style:font-name="Droid Sans Mono" fo:font-size="10.5pt" fo:font-style="italic" fo:text-shadow="none" style:text-underline-style="none" fo:font-weight="normal" officeooo:rsid="0018e44e" officeooo:paragraph-rsid="0018e44e" fo:background-color="#001d3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6387af" loext:opacity="100%" style:text-outline="false" style:text-line-through-style="none" style:text-line-through-type="none" style:font-name="Droid Sans Mono" fo:font-size="10.5pt" fo:font-style="italic" fo:text-shadow="none" style:text-underline-style="none" fo:font-weight="bold" fo:background-color="#001d39"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Standard">
      <style:paragraph-properties fo:text-align="start" style:justify-single-word="false"/>
      <style:text-properties fo:color="#6387af" loext:opacity="100%" style:text-outline="false" style:text-line-through-style="none" style:text-line-through-type="none" style:font-name="Droid Sans Mono" fo:font-size="10.5pt" fo:font-style="italic" fo:text-shadow="none" style:text-underline-style="none" fo:font-weight="bold" officeooo:rsid="001fffdd" officeooo:paragraph-rsid="001fffdd" fo:background-color="#001d39"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49f53" officeooo:paragraph-rsid="00149f53"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de8d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9f53" officeooo:paragraph-rsid="00149f5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838a" officeooo:paragraph-rsid="0017838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acbf" officeooo:paragraph-rsid="001aacb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c73c9" officeooo:paragraph-rsid="001c73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font-name="Liberation Sans" fo:font-size="12pt" fo:font-weight="normal" officeooo:paragraph-rsid="00149f53"/>
    </style:style>
    <style:style style:name="P23" style:family="paragraph" style:parent-style-name="Table_20_Contents">
      <style:paragraph-properties fo:text-align="start" style:justify-single-word="false"/>
      <style:text-properties fo:color="#000000" loext:opacity="100%" style:font-name="Liberation Sans" fo:font-size="12pt" fo:font-weight="normal" officeooo:rsid="00149f53" officeooo:paragraph-rsid="00149f53"/>
    </style:style>
    <style:style style:name="T1" style:family="text">
      <style:text-properties officeooo:rsid="00149f53"/>
    </style:style>
    <style:style style:name="T2" style:family="text">
      <style:text-properties fo:color="#f3b085" loext:opacity="100%" style:font-name="Droid Sans Mono" fo:font-size="10.5pt" fo:background-color="#001d39" loext:char-shading-value="0"/>
    </style:style>
    <style:style style:name="T3" style:family="text">
      <style:text-properties fo:color="#f3b085" loext:opacity="100%" style:font-name="Droid Sans Mono" fo:font-size="10.5pt" officeooo:rsid="00149f53" fo:background-color="#001d39" loext:char-shading-value="0"/>
    </style:style>
    <style:style style:name="T4" style:family="text">
      <style:text-properties fo:color="#f3b085" loext:opacity="100%" style:font-name="Droid Sans Mono" fo:font-size="10.5pt" fo:font-weight="bold" fo:background-color="#001d39" loext:char-shading-value="0" style:font-weight-asian="bold" style:font-weight-complex="bold"/>
    </style:style>
    <style:style style:name="T5" style:family="text">
      <style:text-properties fo:font-weight="bold" style:font-weight-asian="bold" style:font-weight-complex="bold"/>
    </style:style>
    <style:style style:name="T6" style:family="text">
      <style:text-properties officeooo:rsid="001666b8"/>
    </style:style>
    <style:style style:name="T7" style:family="text">
      <style:text-properties officeooo:rsid="0017838a"/>
    </style:style>
    <style:style style:name="T8" style:family="text">
      <style:text-properties officeooo:rsid="0018e44e"/>
    </style:style>
    <style:style style:name="T9" style:family="text">
      <style:text-properties officeooo:rsid="0019cee0"/>
    </style:style>
    <style:style style:name="T10" style:family="text">
      <style:text-properties officeooo:rsid="001aacbf"/>
    </style:style>
    <style:style style:name="T11" style:family="text">
      <style:text-properties officeooo:rsid="001c73c9"/>
    </style:style>
    <style:style style:name="T12" style:family="text">
      <style:text-properties officeooo:rsid="001de8dc"/>
    </style:style>
    <style:style style:name="T13" style:family="text">
      <style:text-properties officeooo:rsid="001f8269"/>
    </style:style>
    <style:style style:name="T14" style:family="text">
      <style:text-properties officeooo:rsid="001fff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sues in the data report </text:p>
      <text:p text:style-name="P1">we found &lt;INSERT THE NUM OF ISSUES&gt; in the data , what follows is a table with these issues ,and what columns it where recorded within :</text:p>
      <table:table table:name="Issues" table:style-name="Issues" table:template-name="Box List Green">
        <table:table-column table:style-name="Issues.A" table:number-columns-repeated="2"/>
        <table:table-row>
          <table:table-cell table:style-name="Issues.A1" office:value-type="string">
            <text:p text:style-name="P14">The issue </text:p>
          </table:table-cell>
          <table:table-cell table:style-name="Issues.B1" office:value-type="string">
            <text:p text:style-name="P14">Columns that had it </text:p>
          </table:table-cell>
        </table:table-row>
        <table:table-row table:style-name="Issues.2">
          <table:table-cell table:style-name="Issues.A2" office:value-type="string">
            <text:p text:style-name="P17">Missing data (the present of null)</text:p>
          </table:table-cell>
          <table:table-cell table:style-name="Issues.B2" office:value-type="string">
            <text:p text:style-name="P23"><text:span text:style-name="T2">The column and the count of the missing data and the proposed solution to it </text:span></text:p>
            <text:p text:style-name="P23"><text:span text:style-name="T2"/></text:p>
            <text:p text:style-name="P22"><text:span text:style-name="T4">passenger_count</text:span><text:span text:style-name="T2"> 2267572 → </text:span><text:span text:style-name="T3">we couldn’t find a good way to fill the null but the mean , and then we round it up to an int </text:span></text:p>
            <text:p text:style-name="P22"><text:span text:style-name="T3"/></text:p>
            <text:p text:style-name="P7"><text:span text:style-name="T5">RatecodeID</text:span> 2264213 → <text:span text:style-name="T1">fill it with 99 which is the label for unknown <text:s/>, and then we could treat it as for exp the the drive </text:span><text:span text:style-name="T6">just didn’t recorded it because it where Standard rate <text:s/>, yet with a 2m+ rows that is a big one to make without guidance from the client </text:span></text:p>
            <text:p text:style-name="P7"/>
            <text:p text:style-name="P7"><text:span text:style-name="T5">store_and_fwd_flag</text:span> 2264213 → <text:span text:style-name="T6">we got two choices for this either the mode , or to fill it with N if we assumed that null are that the trip weren’t held in the vehicle memory and where directly forwaded which make sense , but for 2m+ rows missing that is a big assumption that could affect how we see <text:s/>the data <text:s text:c="2"/></text:span></text:p>
            <text:p text:style-name="P7"/>
            <text:p text:style-name="P7"><text:span text:style-name="T5">payment_type</text:span> 1702 <text:s/>→ <text:span text:style-name="T6">we could turn it into Unknown (id 5) and treat it like an indecent for exp 1700 times driver forgot to record the payment method also due to how few the rows that has missing data it isnt a bad idea to drop them <text:s/></text:span></text:p>
            <text:p text:style-name="P7"/>
            <text:p text:style-name="P7"><text:span text:style-name="T5">congestion_surcharge</text:span> 2264213 → <text:span text:style-name="T6">two options to solve , one being to fill it with the mean , or a better idea to fill it with zero , because in a way <text:s/>we can assume that oh their where no </text:span><text:span text:style-name="T7">congestion thus no value where recorded so the surcharge is zero <text:s text:c="2"/>yet as well with 2m+ row we will need the client input </text:span></text:p>
            <text:p text:style-name="P7"/>
            <text:p text:style-name="P7"><text:span text:style-name="T5">Airport_fee</text:span> 2263828 → <text:span text:style-name="T7">we could also fill it with mean , yet a better way is to fill it with zero , as we could assume that the pick up wasnt in an <text:s/>airport thus there is no fee recorded </text:span></text:p>
            <text:p text:style-name="P7"/>
            <text:p text:style-name="P22"><text:span text:style-name="T2"/></text:p>
            <text:p text:style-name="P17"><text:soft-page-break/></text:p>
          </table:table-cell>
        </table:table-row>
        <table:table-row table:style-name="Issues.3">
          <table:table-cell table:style-name="Issues.A3" office:value-type="string">
            <text:p text:style-name="P18"><text:span text:style-name="T5">Outliers </text:span>that affect our analyses greatly </text:p>
          </table:table-cell>
          <table:table-cell table:style-name="Issues.B3" office:value-type="string">
            <text:p text:style-name="P3">fare_amount → <text:span text:style-name="T14">max(863372.12) mean(17.24)</text:span></text:p>
            <text:p text:style-name="P15"/>
            <text:p text:style-name="P12">trip_distance → <text:span text:style-name="T14">max(320136.29) mean(6.17)</text:span></text:p>
            <text:p text:style-name="P12"/>
            <text:p text:style-name="P13">tolls_amount <text:s/>→ max(916.87) mean(0.44)</text:p>
            <text:p text:style-name="P10"/>
            <text:p text:style-name="P11">for both we <text:span text:style-name="T9">we want to remove as combined there count doesn’t exceed 2000 row as well we found out when comparing the extreme value that doesn’t make sense , for exp a very high fare amount yet the distance covered was so short so that doesn’t make sense , as well in the trip distance we found some extreme values of distances covered that isnt possible like moving across the length of NYC more than 100 time which make no sense <text:s/></text:span></text:p>
            <text:p text:style-name="P15"/>
            <text:p text:style-name="P15"/>
            <text:p text:style-name="P15"/>
          </table:table-cell>
        </table:table-row>
        <table:table-row>
          <table:table-cell table:style-name="Issues.A2" office:value-type="string">
            <text:p text:style-name="P15">Inconsistency with the lookup table provided (<text:span text:style-name="T8">mostly a data entry issue)</text:span></text:p>
          </table:table-cell>
          <table:table-cell table:style-name="Issues.B4" office:value-type="string">
            <text:p text:style-name="P10"><text:span text:style-name="T5">RatecodeID</text:span> → <text:span text:style-name="T8">found -1 , 12 , 88 <text:s/>which isnt provided in the lookup table </text:span></text:p>
            <text:p text:style-name="P10"/>
            <text:p text:style-name="P8"><text:span text:style-name="T5">payment_type</text:span> → <text:span text:style-name="T8">found 8 , 9 , 7 which isnt in the lookup table </text:span></text:p>
            <text:p text:style-name="P8"/>
            <text:p text:style-name="P9">so a solution to them ,is to convert them to values that are close to it for exp 88 in rate code ID to 99 which is a valid value , as well for some like -1 to just multiply by -1 as to convert it which make sense </text:p>
            <text:p text:style-name="P10"/>
            <text:p text:style-name="P15"/>
          </table:table-cell>
        </table:table-row>
        <table:table-row>
          <table:table-cell table:style-name="Issues.A3" office:value-type="string">
            <text:p text:style-name="P19">In consistency within the data(like negative values where they shouldn’t exists or values that make no sense <text:s/>)</text:p>
          </table:table-cell>
          <table:table-cell table:style-name="Issues.B5" office:value-type="string">
            <text:p text:style-name="P2">total_amount → <text:span text:style-name="T10">we found several negative values , a solution to them is to just multiply by <text:s text:c="3"/>-1 <text:s/>, </text:span><text:span text:style-name="T13">the count of negative <text:s/>186983</text:span></text:p>
            <text:p text:style-name="P2"/>
            <text:p text:style-name="P10">trip_distance <text:s/>→ <text:span text:style-name="T10">we found negative values , and we will deal with it in the same way </text:span><text:span text:style-name="T13">there count 1713</text:span></text:p>
            <text:p text:style-name="P10"/>
            <text:p text:style-name="P4">fare_amount → <text:span text:style-name="T10">we found also negative values </text:span><text:span text:style-name="T13">535605</text:span><text:span text:style-name="T10"> </text:span></text:p>
            <text:p text:style-name="P6"/>
            <text:p text:style-name="P6">extra → negative values count 92939</text:p>
            <text:p text:style-name="P4"/>
            <text:p text:style-name="P6">mta_tax → negative values count 175870</text:p>
            <text:p text:style-name="P6"/>
            <text:p text:style-name="P6">tip_amount → negative values count 360 </text:p>
            <text:p text:style-name="P6"/>
            <text:p text:style-name="P6">tolls_amount → 14399</text:p>
            <text:p text:style-name="P6"/>
            <text:p text:style-name="P6"><text:soft-page-break/>improvement_surcharge → negative values ~180000</text:p>
            <text:p text:style-name="P6"/>
            <text:p text:style-name="P6">congestion_surchage → negative values count 148883 </text:p>
            <text:p text:style-name="P6"/>
            <text:p text:style-name="P6">Airport_fee → negative values count 32944</text:p>
            <text:p text:style-name="P6"/>
            <text:p text:style-name="P6">cbd_congestion_fee → negative values count 90978</text:p>
            <text:p text:style-name="P6"/>
            <text:p text:style-name="P6"/>
            <text:p text:style-name="P4">----------------------------</text:p>
            <text:p text:style-name="P4"/>
            <text:p text:style-name="P9">tpep_pickup_datetime → <text:span text:style-name="T11">in it exist 5 month (1 , 2 ,3 , 4 , 12 ) the issue that while 1 2 3 have like 99% of the data , while 12 4 are obvious inconsitency as there sum doesn’t exceed 1000 thus we assumed removing them will be a better choice </text:span></text:p>
            <text:p text:style-name="P5"/>
            <text:p text:style-name="P4"/>
            <text:p text:style-name="P4"/>
            <text:p text:style-name="P10"/>
            <text:p text:style-name="P10"/>
            <text:p text:style-name="P2"/>
            <text:p text:style-name="P15"><text:s/></text:p>
          </table:table-cell>
        </table:table-row>
        <table:table-row>
          <table:table-cell table:style-name="Issues.A2" office:value-type="string">
            <text:p text:style-name="P20">Duplicates</text:p>
          </table:table-cell>
          <table:table-cell table:style-name="Issues.B6" office:value-type="string">
            <text:p text:style-name="P16"><text:s/><text:span text:style-name="T11">We found <text:s/>2,254 <text:s/>so a solution is to drop them , as they doesn’t hold any effect on our analyses</text:span></text:p>
          </table:table-cell>
        </table:table-row>
        <table:table-row>
          <table:table-cell table:style-name="Issues.A3" office:value-type="string">
            <text:p text:style-name="P15"/>
          </table:table-cell>
          <table:table-cell table:style-name="Issues.B7">
            <text:p text:style-name="P15"/>
          </table:table-cell>
        </table:table-row>
        <table:table-row>
          <table:table-cell table:style-name="Issues.A8" office:value-type="string">
            <text:p text:style-name="P21"/>
          </table:table-cell>
          <table:table-cell table:style-name="Issues.B8">
            <text:p text:style-name="P21"/>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Green.1" style:display-name="Box List Green.1"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2" style:display-name="Box List Green.2"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3" style:display-name="Box List Green.3" style:family="table-cell" style:data-style-name="N100">
      <style:table-cell-properties fo:border-left="0.74pt solid #009353"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4" style:display-name="Box List Green.4" style:family="table-cell" style:data-style-name="N0">
      <style:table-cell-properties fo:border-right="0.74pt solid #009353"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5" style:display-name="Box List Green.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6" style:display-name="Box List Green.6" style:family="table-cell" style:data-style-name="N100">
      <style:table-cell-properties fo:background-color="#dddddd" fo:border-left="0.74pt solid #009353"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7" style:display-name="Box List Green.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8" style:display-name="Box List Green.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9" style:display-name="Box List Green.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10" style:display-name="Box List Green.10" style:family="table-cell" style:data-style-name="N0">
      <style:table-cell-properties fo:background-color="#dddddd" fo:border-right="0.74pt solid #009353"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11" style:display-name="Box List Green.11" style:family="table-cell" style:data-style-name="N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2" style:display-name="Box List Green.12" style:family="table-cell" style:data-style-name="N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3" style:display-name="Box List Green.13" style:family="table-cell" style:data-style-name="N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4" style:display-name="Box List Green.14" style:family="table-cell" style:data-style-name="N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5" style:display-name="Box List Green.15"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6" style:display-name="Box List Green.16"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8T10:55:24.733027503</meta:creation-date>
    <dc:date>2026-04-28T12:54:59.107512722</dc:date>
    <meta:editing-duration>PT55M14S</meta:editing-duration>
    <meta:editing-cycles>7</meta:editing-cycles>
    <meta:generator>LibreOffice/24.2.7.2$Linux_X86_64 LibreOffice_project/420$Build-2</meta:generator>
    <meta:document-statistic meta:table-count="1" meta:image-count="0" meta:object-count="0" meta:page-count="3" meta:paragraph-count="38" meta:word-count="724" meta:character-count="3825" meta:non-whitespace-character-count="3094"/>
  </office:meta>
</office:document-meta>
</file>